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突然に失礼する。　館長に挨拶し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や、この時期に新入り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何も連絡受けてないんだけどね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この館長ならあたし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わ！　すっごい美人さん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ずは自己紹介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俺は熾天少女一行の戦闘指揮を執る
早乙女恋熊とい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常夏公子、通称はむこ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が欲しい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春風たまです。　お会いできて光栄です。</text:p>
          </table:table-cell>
          <table:table-cell table:style-name="ce0" office:value-type="string">
            <text:p>Map127</text:p>
          </table:table-cell>
          <table:table-cell table:style-name="ce0" office:value-type="string">
            <text:p>Nyanko</text:p>
          </table:table-cell>
          <table:table-cell table:style-name="ce0" office:value-type="string">
            <text:p>Harukaze, Tama. Honored to make your
acquaintance.</text:p>
          </table:table-cell>
          <table:table-cell table:number-columns-repeated="1020"/>
        </table:table-row>
        <table:table-row>
          <table:table-cell table:style-name="ce0" office:value-type="string">
            <text:p>ともっちこと、秋空巴！　真正のツインテール
だよ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桐生織姫です・・・！　よ、よろしくお願い
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ゃここの館長やってるポーライゼン。
普通に館長って呼んでオッケーだから、
よろしく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って、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少女一行・・・とか言った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いかにも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我々は、復活した煉絶の姫君を再び討伐する
ために異世界からやって来た者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を授かり、次代の熾天少女として
旅をし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天の使いの力に関する研究を行っていると
聞き、カルーナ姫の紹介でここを訪ね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そ！　ほんとに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んとに熾天少女なの君たち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ガンガンやっつけて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天宮にて先代の熾天少女から勅命を
受け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本物だよー♪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ついに、ついに本物の熾力の
器が現れようとは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研究が一気に進むよ！　間違いな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この館は応接室的な場所が無いから
ここで立ち話になっちゃうけど、ごめん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？　で？　早速だけど熾力ってのを見せて
もらえないかな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・・・とは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ごめんね！　熾力（しりょく）ってのは
天の使いの力の俗称だ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でしょ？　いちいち天の使いの～とか
言う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はみんな熾力って言ってる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るほど、理にかなっ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さっきの話なんです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を見せるって、具体的にどうやれば
いいんでしょうか・・・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かこう・・・ドドドドド！って出せない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だろう、形として出すのはできない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と戦ってる最中に無意識に使ってると
言うか、使ってる自覚が無いと言うか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に見える形で見せることは難しいらし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・・・それは残念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館長、ジクロフリジウムの抽出作業が
終わりま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お客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う、ご苦労さーん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それは助手のルミィ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ルミィ、こちらさん方は何と！　次代の熾天少女
ご一行様だ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ろしくお願いします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・・・あれ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反応薄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はは・・・無愛想だけど悪い娘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いたいいつもあんな感じなんだ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話は戻るんだけどさ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はあたしらの熾力研究に協力して
くれるってことでいいの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知っての通り、煉絶の姫君や魔物の討伐には
熾力が不可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が我々にはまだ力が足り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での研究が実を結べば、熾力を増大する
ことが可能と推測す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に協力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よっしゃーーー！！　ありがとーーーう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んじゃ早速だけど、ひとつお願いしてもい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、何でしょう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、悪いんだけど今から大陸東部へ
行って魔物を狩ってきてくれない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東部で・・・魔物狩り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というか、唐突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失礼ながら、熾力の研究との関連性が
不明だ。　説明を求め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、ちょっと言葉足らずだった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理由は2つある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1つは、研究資材として東部にいる魔物の体の
一部が欲しいの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「がしゃこうべ」っていう強力な魔物でさ、そいつ
の牙が取れれば、熾力を増幅した時に制御
するための抑制剤を作れるかもしれないのさ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熾力ってのは強力で未知の力だから、確実に
制御するためにはそれなりのパワーが必要
なんだよ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同意する。</text:p>
          </table:table-cell>
          <table:table-cell table:style-name="ce0" office:value-type="string">
            <text:p>Map011, Map012
</text:p>
          </table:table-cell>
          <table:table-cell table:style-name="ce0"/>
          <table:table-cell table:style-name="ce0" office:value-type="string">
            <text:p>Agreed.</text:p>
          </table:table-cell>
          <table:table-cell table:number-columns-repeated="1020"/>
        </table:table-row>
        <table:table-row>
          <table:table-cell table:style-name="ce0" office:value-type="string">
            <text:p>強い力を振るうためには、その力を抑制する
別の力が必要だろ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ーゆーこ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もう1つの理由はテスト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疑うわけじゃないけど、君たちが本当に熾力を
有した器なのか、まだ確証が持てな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魔物を狩って素材を持って帰ってくれば、
何よりの証明になるでしょ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っふーん！　試されてるわけだ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お！　燃えてきたよ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別にいいんじゃない？　出発し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了承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より大陸東部の魔物「がしゃこうべ」を
討伐し、その牙を持ち帰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で、がしゃこうべというのは東部のどこに
いるの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ごめんね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詳しい居場所までは、あたしも分からないん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情報を集めて、探してくれ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じゃ、まずは現地で聞きこみ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悪いけどそうしてくれるか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東部へ行くには船に乗らないといけないよ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は分か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あ、何度か訪れ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こで東部行きの船に乗って行って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向こうの港に着いたら公道を東へ行けば
村に入れるから、そこで情報収集すると
いいよー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、行きましょ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港町ザザーブから東部行きの船に乗って、
がしゃこうべの牙を持って来てね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成功すれば研究がググッと進んじゃうよ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戻った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目当ての品を持ってき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っかえり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れどれ！　本当にがしゃこうべの牙かな？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い！　これで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おおお！！　これだよこれ～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君たちグッジョブ！！　ありがとね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があれば、強力な熾力を制御するための
薬ができるんだっけ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ん～？　できるかな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牙が手に入ったことで、やっとこれから
研究や実験に踏みこむ段階だからさ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完成するって決まったわけじゃないから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ー・・・そっか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、でも、これで少し研究が前進できたわけ
ですよね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そそ！　桐生ちゃんの言うとおりだ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事もポジティブに行かなきゃね、
ポジティブに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結局、薬が完成する見込みはあるのか、
無い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るにはある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だ、それはあくまで
"熾力を制御するための力"に過ぎないから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の薬が完成した後には、さらに
"熾力を増幅する力"の研究も進めないと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先は長そうですね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敵も、四天王クラスが動き始めてい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まり時間的余裕は無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らら、なに？　そんな面倒そうなのが
いる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参ったね～、敵さんも本気だ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ほいじゃ、あたしもちょっくら真剣に研究に
打ち込むから、悪いんだけど時間を
ちょうだい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願いします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さてと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すぐに成果を期待できるわけじゃなさそうだし、
これからどうす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煉絶の姫君本体を叩く前に、できる限り敵の
戦力を削っておきたいところ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四天王というからには、あと3人いるはずだ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なんとか、一人ずつ倒しておきたい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は言っても、相手の居場所も分かんない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一度城へ戻ろう。　研究の成果が出るまで
時間を要することと、敵勢力に四天王が存在
することを報告せねば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うだね。　"しょー・ろん・ぽー"だよ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"ほう・れん・そう"でしょ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成果が出るまでには、ちょっち時間
かかりそうだから、悪いんだけどそれまで
待ってくれるかな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大丈夫、何か進展があるはずだよ、きっ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ー、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研究の進み具合を聞きに来たよー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れからどんな感じで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ごっめん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たしも全力ぎみで頑張ってるんだけど、
まだまだかかっちゃうかも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・・・そうです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無念なり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確か、「熾力を制御する研究」と「熾力を増幅
する研究」と言った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どちらも進展なし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まったくナシってわけじゃない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安定して実用できる段階じゃないかも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力を制御するってことはさ、その力のしくみを
しっかり把握できてないと無理なわけじゃ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途半端な理解のまま次のステップへ進めば、
必ずどこかに穴ができて、重大なミスへと
つながるから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基礎工事は時間をかけてキチンと
やっとかないと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おおお！！　研究員っぽい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かっこイイ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えええ？　ほめたって何も出ないよ～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考え方には賛成するが、この世界が危機に
直面しているというのも事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引き続き、迅速な研究を願い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早乙女くんもしっかりして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了解了解！　おねえさんも張り切っちゃうよ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失礼す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～、騎士団長さんもいらっしゃい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ポーライゼン館長、研究の進捗はどうかな？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～ん、さっきこの子たちにも話したんだけどね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だ成果が出せる段階まで来てないね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ふむ、そう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何しろ、これまでほとんど未知の力だった
　から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時間がかかるのは致し方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ところで、君たちに話があって来た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何かあったの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先ほど城へ現れた第二のカラットの
　件について、ユーリャ教会にも報告を入れた
　ところなのだが、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のほうからも、新たな情報を得ることが
　できた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はいい知らせ？　悪い知らせ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悪い知らせではないだろうな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神官には古い文献をあたってもらっていたが、
　どうやら興味深い記述を発見した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なんでも、先代の熾天少女が煉絶の姫君
　カラットを討った際に、強力な仲間がいた
　とのことなのだ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強力な・・・仲間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今の私たちのように、熾天少女が何人も
いたということでしょう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実は、詳しい話はまだ私も聞いていな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だが、どうやらそれは“人”ではないらしい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人ならざる仲間！？　なにそれ！　なにそれ！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興味深い話だな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うむ。　ぜひ君たちにユーリャ教会まで
　来てもらい、ともに神官から情報を聞きたいと
　考え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分かった、向かお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蒼麗の歌姫などという新たな敵が現れた今、
少しでも戦力になる要素ならありがたい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私は先にユーリャ教会へ向かっている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騎士団長ガウラ
「準備ができ次第、教会の地下の図書室へ
　来てくれ。」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はーい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話のとおりだ。　我々はこれからユーリャ教会へ
行ってく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いよ～！　こっちはこっちで引き続き
ガンバるね～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でも結構必死こいて研究に没頭してるん
だけどね～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見えない？　だはは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2+01:00</meta:creation-date>
    <dc:date>2019-11-25T18:17:42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